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Consolas1" svg:font-family="Consolas, Menlo, Monaco, 'Lucida Console', 'Liberation Mono', 'DejaVu Sans Mono', 'Bitstream Vera Sans Mono', 'Courier New', monospace, sans-serif"/>
    <style:font-face style:name="Menlo" svg:font-family="Menlo, Monaco, Consolas, 'courier new', monospace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0.5pt" style:font-size-asian="10.5pt" style:font-size-complex="10.5pt"/>
    </style:style>
    <style:style style:name="P2" style:family="paragraph" style:parent-style-name="Text_20_body">
      <style:text-properties fo:font-size="10.5pt" fo:font-weight="bold" style:font-size-asian="10.5pt" style:font-weight-asian="bold" style:font-size-complex="10.5pt" style:font-weight-complex="bold"/>
    </style:style>
    <style:style style:name="P3" style:family="paragraph" style:parent-style-name="Text_20_body">
      <style:text-properties fo:font-size="10.5pt" fo:font-weight="normal" style:font-size-asian="10.5pt" style:font-weight-asian="normal" style:font-size-complex="10.5pt" style:font-weight-complex="normal"/>
    </style:style>
    <style:style style:name="P4" style:family="paragraph" style:parent-style-name="Preformatted_20_Text">
      <style:text-properties fo:font-size="10.5pt" style:font-size-asian="10.5pt" style:font-size-complex="10.5pt"/>
    </style:style>
    <style:style style:name="P5" style:family="paragraph" style:parent-style-name="Standard">
      <style:text-properties fo:color="#000000" style:font-name="Consolas" fo:font-size="10.5pt" fo:font-weight="normal" fo:background-color="#fffffe" style:font-size-asian="10.5pt" style:font-size-complex="10.5pt"/>
    </style:style>
    <style:style style:name="P6" style:family="paragraph" style:parent-style-name="Standard">
      <style:text-properties fo:color="#000000" style:font-name="Consolas" fo:font-size="8pt" fo:font-weight="normal" fo:background-color="#fffffe" style:font-size-asian="8pt" style:font-size-complex="8pt"/>
    </style:style>
    <style:style style:name="P7" style:family="paragraph" style:parent-style-name="Standard">
      <style:paragraph-properties style:line-height-at-least="0.423cm"/>
      <style:text-properties fo:color="#000000" style:font-name="Consolas" fo:font-size="8pt" fo:font-weight="normal" fo:background-color="#fffffe" style:font-size-asian="8pt" style:font-size-complex="8pt"/>
    </style:style>
    <style:style style:name="P8" style:family="paragraph" style:parent-style-name="Standard">
      <style:text-properties fo:color="#000000" fo:font-size="8pt" fo:background-color="#fffffe" style:font-size-asian="8pt" style:font-size-complex="8pt"/>
    </style:style>
    <style:style style:name="P9" style:family="paragraph" style:parent-style-name="Standard">
      <style:paragraph-properties style:line-height-at-least="0.423cm"/>
      <style:text-properties fo:color="#000000" fo:font-size="8pt" fo:background-color="#fffffe" style:font-size-asian="8pt" style:font-size-complex="8pt"/>
    </style:style>
    <style:style style:name="P10" style:family="paragraph" style:parent-style-name="Standard">
      <style:text-properties fo:color="#a31515" style:font-name="Consolas" fo:font-size="8pt" fo:font-weight="normal" fo:background-color="#fffffe" style:font-size-asian="8pt" style:font-size-complex="8pt"/>
    </style:style>
    <style:style style:name="P11" style:family="paragraph" style:parent-style-name="Standard">
      <style:paragraph-properties style:line-height-at-least="0.423cm"/>
      <style:text-properties fo:color="#a31515" style:font-name="Consolas" fo:font-size="8pt" fo:font-weight="normal" fo:background-color="#fffffe" style:font-size-asian="8pt" style:font-size-complex="8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Heading_20_1">
      <style:text-properties fo:font-size="24pt" style:font-size-asian="24pt" style:font-size-complex="24pt"/>
    </style:style>
    <style:style style:name="P14" style:family="paragraph" style:parent-style-name="Heading_20_6">
      <style:text-properties fo:font-size="10.5pt" style:font-size-asian="10.5pt" style:font-size-complex="10.5pt"/>
    </style:style>
    <style:style style:name="P15" style:family="paragraph" style:parent-style-name="Heading_20_6">
      <style:text-properties fo:font-size="18pt" style:font-size-asian="18pt" style:font-size-complex="18pt"/>
    </style:style>
    <style:style style:name="P16" style:family="paragraph" style:parent-style-name="Heading_20_6">
      <style:text-properties fo:font-size="14pt" style:font-size-asian="14pt" style:font-size-complex="14pt"/>
    </style:style>
    <style:style style:name="P17" style:family="paragraph" style:parent-style-name="Text_20_body">
      <style:text-properties fo:font-size="10.5pt" fo:font-weight="bold" style:font-size-asian="10.5pt" style:font-weight-asian="bold" style:font-size-complex="10.5pt" style:font-weight-complex="bold"/>
    </style:style>
    <style:style style:name="P18" style:family="paragraph" style:parent-style-name="Text_20_body" style:list-style-name="L1">
      <style:text-properties fo:font-size="10.5pt" fo:font-weight="bold" style:font-size-asian="10.5pt" style:font-weight-asian="bold" style:font-size-complex="10.5pt" style:font-weight-complex="bold"/>
    </style:style>
    <style:style style:name="P19" style:family="paragraph" style:parent-style-name="Text_20_body" style:list-style-name="L2">
      <style:text-properties fo:font-size="10.5pt" fo:font-weight="bold" style:font-size-asian="10.5pt" style:font-weight-asian="bold" style:font-size-complex="10.5pt" style:font-weight-complex="bold"/>
    </style:style>
    <style:style style:name="P20" style:family="paragraph" style:parent-style-name="Text_20_body" style:list-style-name="L4">
      <style:text-properties fo:font-size="10.5pt" fo:font-weight="bold" style:font-size-asian="10.5pt" style:font-weight-asian="bold" style:font-size-complex="10.5pt" style:font-weight-complex="bold"/>
    </style:style>
    <style:style style:name="P21" style:family="paragraph" style:parent-style-name="Text_20_body" style:list-style-name="L6">
      <style:text-properties fo:font-size="10.5pt" fo:font-weight="bold" style:font-size-asian="10.5pt" style:font-weight-asian="bold" style:font-size-complex="10.5pt" style:font-weight-complex="bold"/>
    </style:style>
    <style:style style:name="P22" style:family="paragraph" style:parent-style-name="Text_20_body" style:list-style-name="L7">
      <style:text-properties fo:font-size="10.5pt" fo:font-weight="bold" style:font-size-asian="10.5pt" style:font-weight-asian="bold" style:font-size-complex="10.5pt" style:font-weight-complex="bold"/>
    </style:style>
    <style:style style:name="P23" style:family="paragraph" style:parent-style-name="Text_20_body" style:list-style-name="L9">
      <style:text-properties fo:font-size="10.5pt" fo:font-weight="bold" style:font-size-asian="10.5pt" style:font-weight-asian="bold" style:font-size-complex="10.5pt" style:font-weight-complex="bold"/>
    </style:style>
    <style:style style:name="P24" style:family="paragraph" style:parent-style-name="Text_20_body" style:list-style-name="L10">
      <style:text-properties fo:font-size="10.5pt" fo:font-weight="bold" style:font-size-asian="10.5pt" style:font-weight-asian="bold" style:font-size-complex="10.5pt" style:font-weight-complex="bold"/>
    </style:style>
    <style:style style:name="P25" style:family="paragraph" style:parent-style-name="Text_20_body" style:list-style-name="L3">
      <style:text-properties fo:font-size="10.5pt" style:font-size-asian="10.5pt" style:font-size-complex="10.5pt"/>
    </style:style>
    <style:style style:name="P26" style:family="paragraph" style:parent-style-name="Text_20_body" style:list-style-name="L5">
      <style:text-properties fo:font-size="10.5pt" style:font-size-asian="10.5pt" style:font-size-complex="10.5pt"/>
    </style:style>
    <style:style style:name="P27" style:family="paragraph" style:parent-style-name="Text_20_body" style:list-style-name="L6">
      <style:text-properties fo:font-size="10.5pt" style:font-size-asian="10.5pt" style:font-size-complex="10.5pt"/>
    </style:style>
    <style:style style:name="P28" style:family="paragraph" style:parent-style-name="Text_20_body" style:list-style-name="L8">
      <style:text-properties fo:font-size="10.5pt" style:font-size-asian="10.5pt" style:font-size-complex="10.5pt"/>
    </style:style>
    <style:style style:name="P29" style:family="paragraph" style:parent-style-name="Text_20_body" style:list-style-name="L6">
      <style:text-properties fo:font-size="10.5pt" fo:font-weight="normal" style:font-size-asian="10.5pt" style:font-weight-asian="normal" style:font-size-complex="10.5pt" style:font-weight-complex="normal"/>
    </style:style>
    <style:style style:name="P30" style:family="paragraph" style:parent-style-name="Text_20_body" style:list-style-name="L11">
      <style:text-properties fo:font-size="10.5pt" fo:font-weight="normal" style:font-size-asian="10.5pt" style:font-weight-asian="normal" style:font-size-complex="10.5pt" style:font-weight-complex="normal"/>
    </style:style>
    <style:style style:name="P31" style:family="paragraph" style:parent-style-name="Text_20_body" style:list-style-name="L12">
      <style:text-properties fo:font-size="10.5pt" fo:font-weight="normal" style:font-size-asian="10.5pt" style:font-weight-asian="normal" style:font-size-complex="10.5pt" style:font-weight-complex="normal"/>
    </style:style>
    <style:style style:name="P32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33" style:family="paragraph" style:parent-style-name="Text_20_body" style:list-style-name="L13"/>
    <style:style style:name="P34" style:family="paragraph" style:parent-style-name="Text_20_body" style:list-style-name="L14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nsolas" fo:font-weight="normal"/>
    </style:style>
    <style:style style:name="T3" style:family="text">
      <style:text-properties fo:color="#000000" style:font-name="Consolas" fo:font-weight="normal" fo:background-color="#fffffe"/>
    </style:style>
    <style:style style:name="T4" style:family="text">
      <style:text-properties fo:color="#000000" style:font-name="Consolas" fo:font-size="10.5pt" fo:font-weight="normal" fo:background-color="#fffffe" style:font-size-asian="10.5pt" style:font-size-complex="10.5pt"/>
    </style:style>
    <style:style style:name="T5" style:family="text">
      <style:text-properties fo:color="#000000" style:font-name="Consolas" fo:font-size="8pt" fo:font-weight="normal" fo:background-color="#fffffe" style:font-size-asian="8pt" style:font-size-complex="8pt"/>
    </style:style>
    <style:style style:name="T6" style:family="text">
      <style:text-properties fo:color="#a31515" style:font-name="Consolas" fo:font-weight="normal"/>
    </style:style>
    <style:style style:name="T7" style:family="text">
      <style:text-properties fo:color="#a31515" style:font-name="Consolas" fo:font-weight="normal" fo:background-color="#fffffe"/>
    </style:style>
    <style:style style:name="T8" style:family="text">
      <style:text-properties fo:color="#a31515" style:font-name="Consolas" fo:font-size="10.5pt" fo:font-weight="normal" fo:background-color="#fffffe" style:font-size-asian="10.5pt" style:font-size-complex="10.5pt"/>
    </style:style>
    <style:style style:name="T9" style:family="text">
      <style:text-properties fo:color="#a31515" style:font-name="Consolas" fo:font-size="8pt" fo:font-weight="normal" fo:background-color="#fffffe" style:font-size-asian="8pt" style:font-size-complex="8pt"/>
    </style:style>
    <style:style style:name="T10" style:family="text">
      <style:text-properties fo:color="#09885a" style:font-name="Consolas" fo:font-weight="normal"/>
    </style:style>
    <style:style style:name="T11" style:family="text">
      <style:text-properties fo:color="#0451a5" style:font-name="Consolas" fo:font-weight="normal"/>
    </style:style>
    <style:style style:name="T12" style:family="text">
      <style:text-properties fo:color="#0451a5" style:font-name="Consolas" fo:font-weight="normal" fo:background-color="#fffffe"/>
    </style:style>
    <style:style style:name="T13" style:family="text">
      <style:text-properties fo:color="#0451a5" style:font-name="Consolas" fo:font-size="10.5pt" fo:font-weight="normal" fo:background-color="#fffffe" style:font-size-asian="10.5pt" style:font-size-complex="10.5pt"/>
    </style:style>
    <style:style style:name="T14" style:family="text">
      <style:text-properties fo:color="#0451a5" style:font-name="Consolas" fo:font-size="8pt" fo:font-weight="normal" fo:background-color="#fffffe" style:font-size-asian="8pt" style:font-size-complex="8pt"/>
    </style:style>
    <style:style style:name="T15" style:family="text">
      <style:text-properties fo:font-variant="normal" fo:text-transform="none" fo:color="#3a3f44" style:font-name="Menlo" fo:font-size="10.5pt" fo:letter-spacing="normal" fo:font-style="normal" fo:font-weight="normal" fo:background-color="transparent" style:font-size-asian="10.5pt" style:font-size-complex="10.5pt"/>
    </style:style>
    <style:style style:name="T16" style:family="text">
      <style:text-properties fo:font-variant="normal" fo:text-transform="none" fo:color="#3a3f44" style:font-name="Menlo" fo:letter-spacing="normal" fo:font-style="normal" fo:font-weight="normal" fo:background-color="transparent"/>
    </style:style>
    <style:style style:name="T17" style:family="text">
      <style:text-properties fo:font-variant="normal" fo:text-transform="none" fo:color="#3a3f44" style:font-name="Menlo" fo:font-size="8pt" fo:letter-spacing="normal" fo:font-style="normal" fo:font-weight="normal" fo:background-color="transparent" style:font-size-asian="8pt" style:font-size-complex="8pt"/>
    </style:style>
    <style:style style:name="T18" style:family="text">
      <style:text-properties fo:font-variant="normal" fo:text-transform="none" fo:color="#242729" style:font-name="Consolas1" fo:font-size="9.75pt" fo:letter-spacing="normal" fo:font-style="normal" fo:font-weight="normal" style:font-weight-asian="bold" style:font-weight-complex="bold"/>
    </style:style>
    <style:style style:name="T19" style:family="text">
      <style:text-properties fo:font-variant="normal" fo:text-transform="none" fo:color="#242729" style:font-name="Consolas1" fo:font-size="16pt" fo:letter-spacing="normal" fo:font-style="normal" fo:font-weight="normal" style:font-size-asian="16pt" style:font-weight-asian="bold" style:font-size-complex="16pt" style:font-weight-complex="bold"/>
    </style:style>
    <style:style style:name="T20" style:family="text">
      <style:text-properties fo:font-size="10.5pt" style:font-size-asian="10.5pt" style:font-size-complex="10.5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ize="8pt" style:font-size-asian="8pt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Lake District API - Fells </text:h>
      <text:h text:style-name="P14" text:outline-level="6">Endpoints</text:h>
      <text:list xml:id="list7618096284569013224" text:style-name="L1">
        <text:list-item>
          <text:p text:style-name="P18">/fells</text:p>
        </text:list-item>
        <text:list-item>
          <text:p text:style-name="P18">/fells/{id}</text:p>
        </text:list-item>
        <text:list-item>
          <text:p text:style-name="P18">/fells?name={name[+name]}</text:p>
        </text:list-item>
        <text:list-item>
          <text:p text:style-name="P18">/fells/schema</text:p>
        </text:list-item>
      </text:list>
      <text:h text:style-name="P14" text:outline-level="6">Example endpoints</text:h>
      <text:list xml:id="list3562443550334523198" text:style-name="L2">
        <text:list-item>
          <text:p text:style-name="P19">/fells/1</text:p>
        </text:list-item>
        <text:list-item>
          <text:p text:style-name="P19">/fells?name=barrow</text:p>
        </text:list-item>
        <text:list-item>
          <text:p text:style-name="P19">/fells?name=scafell+pike</text:p>
        </text:list-item>
      </text:list>
      <text:h text:style-name="P14" text:outline-level="6"/>
      <text:h text:style-name="P14" text:outline-level="6">GET /fells/{fellId} – find fell by id</text:h>
      <text:p text:style-name="Text_20_body"><text:span text:style-name="T20">Returns a single fell</text:span></text:p>
      <text:p text:style-name="Text_20_body"><text:span text:style-name="T20">Parameters</text:span></text:p>
      <text:list xml:id="list6354242563890374047" text:style-name="L13">
        <text:list-item>
          <text:p text:style-name="P33"><text:span text:style-name="T20">fellId – integer</text:span></text:p>
        </text:list-item>
      </text:list>
      <text:p text:style-name="Text_20_body"><text:span text:style-name="T20">Responses</text:span></text:p>
      <text:p text:style-name="Text_20_body"><text:span text:style-name="T20">Code – 200</text:span></text:p>
      <text:list xml:id="list4960329782489027172" text:style-name="L14">
        <text:list-item>
          <text:p text:style-name="P34"><text:span text:style-name="T20">Example response</text:span></text:p>
        </text:list-item>
      </text:list>
      <text:p text:style-name="P5"><text:tab/><text:span text:style-name="T24">{</text:span></text:p>
      <text:p text:style-name="P8"><text:span text:style-name="T2"> <text:tab/></text:span><text:span text:style-name="T6">"classifications"</text:span><text:span text:style-name="T2">: [</text:span></text:p>
      <text:p text:style-name="P8"><text:span text:style-name="T6"><text:s text:c="3"/><text:tab/><text:tab/>“Wainwright"</text:span><text:span text:style-name="T2">,</text:span></text:p>
      <text:p text:style-name="P8"><text:span text:style-name="T6"><text:s text:c="3"/><text:tab/><text:tab/>"Tump"</text:span><text:span text:style-name="T2">,</text:span></text:p>
      <text:p text:style-name="P8"><text:span text:style-name="T6"><text:s text:c="3"/><text:tab/><text:tab/>"Birkett"</text:span><text:span text:style-name="T2">,</text:span></text:p>
      <text:p text:style-name="P8"><text:span text:style-name="T6"><text:s text:c="3"/><text:tab/><text:tab/>“Furth"</text:span><text:span text:style-name="T2">,</text:span></text:p>
      <text:p text:style-name="P8"><text:span text:style-name="T6"><text:s text:c="3"/><text:tab/><text:tab/>"Historic county top"</text:span><text:span text:style-name="T2">,</text:span></text:p>
      <text:p text:style-name="P8"><text:span text:style-name="T6"><text:s text:c="3"/><text:tab/><text:tab/>"Marilyn"</text:span><text:span text:style-name="T2">,</text:span></text:p>
      <text:p text:style-name="P8"><text:span text:style-name="T6"><text:s text:c="3"/><text:tab/><text:tab/>"Synge"</text:span><text:span text:style-name="T2">,</text:span></text:p>
      <text:p text:style-name="P8"><text:span text:style-name="T6"><text:s text:c="3"/><text:tab/><text:tab/>"Hewitt"</text:span><text:span text:style-name="T2">,</text:span></text:p>
      <text:p text:style-name="P8"><text:span text:style-name="T6"><text:s text:c="3"/><text:tab/><text:tab/>"Simm"</text:span><text:span text:style-name="T2">,</text:span></text:p>
      <text:p text:style-name="P8"><text:span text:style-name="T6"><text:s text:c="3"/><text:tab/><text:tab/>"HuMP"</text:span><text:span text:style-name="T2">,</text:span></text:p>
      <text:p text:style-name="P8"><text:span text:style-name="T6"><text:s text:c="3"/><text:tab/><text:tab/>"Country high point"</text:span><text:span text:style-name="T2">,</text:span></text:p>
      <text:p text:style-name="P8"><text:span text:style-name="T6"><text:s text:c="3"/><text:tab/><text:tab/>"Fellranger"</text:span><text:span text:style-name="T2">,</text:span></text:p>
      <text:p text:style-name="P8"><text:span text:style-name="T6"><text:s text:c="3"/><text:tab/><text:tab/>"Current county top"</text:span><text:span text:style-name="T2">,</text:span></text:p>
      <text:p text:style-name="P8"><text:span text:style-name="T6"><text:s text:c="3"/><text:tab/><text:tab/>"Administrative county top"</text:span><text:span text:style-name="T2">,</text:span></text:p>
      <text:p text:style-name="P10"><text:s text:c="3"/><text:tab/><text:tab/>"Nuttall"</text:p>
      <text:p text:style-name="P12"><text:span text:style-name="T7"><text:s/><text:tab/><text:tab/></text:span><text:span text:style-name="T3">], </text:span></text:p>
      <text:p text:style-name="Standard"><text:span text:style-name="T5"><text:s/><text:tab/></text:span><text:span text:style-name="T9">"created"</text:span><text:span text:style-name="T5">: </text:span><text:span text:style-name="T14">"</text:span><text:span text:style-name="Source_20_Text"><text:span text:style-name="T17">2014-12-09T13:50:51.644000Z</text:span></text:span><text:span text:style-name="T14">"</text:span><text:span text:style-name="T5">,</text:span></text:p>
      <text:p text:style-name="Standard"><text:span text:style-name="T5"><text:s/><text:tab/></text:span><text:span text:style-name="T9">"edited"</text:span><text:span text:style-name="T5">: </text:span><text:span text:style-name="T14">"</text:span><text:span text:style-name="Source_20_Text"><text:span text:style-name="T17">2014-12-09T13:50:51.644000Z</text:span></text:span><text:span text:style-name="T14">"</text:span><text:span text:style-name="T5">,</text:span></text:p>
      <text:p text:style-name="P8"><text:span text:style-name="T2"><text:s/><text:tab/></text:span><text:span text:style-name="T6">"height"</text:span><text:span text:style-name="T2">: {</text:span></text:p>
      <text:p text:style-name="P9">    <text:tab/><text:tab/><text:span text:style-name="T6">"meters"</text:span><text:span text:style-name="T2">: </text:span><text:span text:style-name="T10">978</text:span><text:span text:style-name="T2">,</text:span></text:p>
      <text:p text:style-name="P9">    <text:tab/><text:tab/><text:span text:style-name="T6">"feet"</text:span><text:span text:style-name="T2">: </text:span><text:span text:style-name="T10">3209</text:span></text:p>
      <text:p text:style-name="P6"> <text:tab/>},</text:p>
      <text:p text:style-name="P9"><text:span text:style-name="T6"><text:s/><text:tab/>"location"</text:span><text:span text:style-name="T2">: {</text:span></text:p>
      <text:p text:style-name="P9">    <text:tab/><text:tab/><text:span text:style-name="T6">"coords"</text:span><text:span text:style-name="T2">: {</text:span></text:p>
      <text:p text:style-name="P9">      <text:tab/><text:tab/><text:tab/><text:span text:style-name="T6">"decimal"</text:span><text:span text:style-name="T2">: {</text:span></text:p>
      <text:p text:style-name="P9">        <text:tab/><text:tab/><text:tab/><text:tab/><text:span text:style-name="T6">"latitude"</text:span><text:span text:style-name="T2">: </text:span><text:span text:style-name="T10">54.454222</text:span><text:span text:style-name="T2">,</text:span></text:p>
      <text:p text:style-name="P9">        <text:tab/><text:tab/><text:tab/><text:tab/><text:span text:style-name="T6">"longitude"</text:span><text:span text:style-name="T2">: </text:span><text:span text:style-name="T10">-3.211528</text:span></text:p>
      <text:p text:style-name="P9">     <text:tab/><text:tab/><text:tab/> <text:span text:style-name="T2">},</text:span></text:p>
      <text:p text:style-name="P9"><text:soft-page-break/>      <text:tab/><text:tab/><text:tab/><text:span text:style-name="T6">"dms"</text:span><text:span text:style-name="T2">: {</text:span></text:p>
      <text:p text:style-name="P9">        <text:tab/><text:tab/><text:tab/><text:tab/><text:span text:style-name="T6">"y"</text:span><text:span text:style-name="T2">: {</text:span></text:p>
      <text:p text:style-name="P9">          <text:tab/><text:tab/><text:tab/><text:tab/><text:tab/><text:span text:style-name="T6">"degrees"</text:span><text:span text:style-name="T2">: </text:span><text:span text:style-name="T10">54</text:span><text:span text:style-name="T2">,</text:span></text:p>
      <text:p text:style-name="P9">          <text:tab/><text:tab/><text:tab/><text:tab/><text:tab/><text:span text:style-name="T6">"minutes"</text:span><text:span text:style-name="T2">: </text:span><text:span text:style-name="T10">27</text:span><text:span text:style-name="T2">,</text:span></text:p>
      <text:p text:style-name="P9">          <text:tab/><text:tab/><text:tab/><text:tab/><text:tab/><text:span text:style-name="T6">"seconds"</text:span><text:span text:style-name="T2">: </text:span><text:span text:style-name="T10">15</text:span><text:span text:style-name="T2">,</text:span></text:p>
      <text:p text:style-name="P9">          <text:tab/><text:tab/><text:tab/><text:tab/><text:tab/><text:span text:style-name="T6">"hemisphere"</text:span><text:span text:style-name="T2">: </text:span><text:span text:style-name="T11">"N"</text:span><text:span text:style-name="T2">,</text:span></text:p>
      <text:p text:style-name="P9">          <text:tab/><text:tab/><text:tab/><text:tab/><text:span text:style-name="T6">"formatted"</text:span><text:span text:style-name="T2">: </text:span><text:span text:style-name="T11">"54° 27' 15\" N"</text:span></text:p>
      <text:p text:style-name="P9">        <text:tab/><text:tab/><text:tab/><text:tab/><text:span text:style-name="T2">},</text:span></text:p>
      <text:p text:style-name="P9">        <text:tab/><text:tab/><text:tab/><text:tab/><text:span text:style-name="T6">"x"</text:span><text:span text:style-name="T2">: {</text:span></text:p>
      <text:p text:style-name="P9">          <text:tab/><text:tab/><text:tab/><text:tab/><text:tab/><text:span text:style-name="T6">"degrees"</text:span><text:span text:style-name="T2">: </text:span><text:span text:style-name="T10">3</text:span><text:span text:style-name="T2">,</text:span></text:p>
      <text:p text:style-name="P9">          <text:tab/><text:tab/><text:tab/><text:tab/><text:tab/><text:span text:style-name="T6">"minutes"</text:span><text:span text:style-name="T2">: </text:span><text:span text:style-name="T10">12</text:span><text:span text:style-name="T2">,</text:span></text:p>
      <text:p text:style-name="P9">          <text:tab/><text:tab/><text:tab/><text:tab/><text:tab/><text:span text:style-name="T6">"seconds"</text:span><text:span text:style-name="T2">: </text:span><text:span text:style-name="T10">42</text:span><text:span text:style-name="T2">,</text:span></text:p>
      <text:p text:style-name="P9">          <text:tab/><text:tab/><text:tab/><text:tab/><text:tab/><text:span text:style-name="T6">"hemisphere"</text:span><text:span text:style-name="T2">: </text:span><text:span text:style-name="T11">"W"</text:span><text:span text:style-name="T2">,</text:span></text:p>
      <text:p text:style-name="P9">          <text:tab/><text:tab/><text:tab/><text:tab/><text:tab/><text:span text:style-name="T6">"formatted"</text:span><text:span text:style-name="T2">: </text:span><text:span text:style-name="T11">"3° 12' 42\" W"</text:span></text:p>
      <text:p text:style-name="P9">        <text:tab/><text:tab/><text:tab/><text:tab/><text:span text:style-name="T2">}</text:span></text:p>
      <text:p text:style-name="P9">     <text:tab/><text:tab/><text:tab/> <text:span text:style-name="T2">}</text:span></text:p>
      <text:p text:style-name="P9">     <text:tab/><text:span text:style-name="T6">"os_map_ref"</text:span><text:span text:style-name="T2">: </text:span><text:span text:style-name="T11">"NY215072"</text:span><text:span text:style-name="T2">,</text:span></text:p>
      <text:p text:style-name="P9">     <text:tab/><text:span text:style-name="T6">"os_maps"</text:span><text:span text:style-name="T2">: [</text:span></text:p>
      <text:p text:style-name="P9"><text:span text:style-name="T6"><text:s text:c="3"/><text:tab/><text:tab/>"OS Landrangers 90"</text:span><text:span text:style-name="T2">,</text:span></text:p>
      <text:p text:style-name="P9"><text:span text:style-name="T6"><text:s text:c="3"/><text:tab/><text:tab/>"OS Explorer OL6"</text:span><text:span text:style-name="T2">,</text:span></text:p>
      <text:p text:style-name="P11"><text:s text:c="3"/><text:tab/><text:tab/>"OS Landrangers 89"</text:p>
      <text:p text:style-name="P9"><text:span text:style-name="T6"><text:s text:c="2"/><text:tab/></text:span><text:span text:style-name="T2">],</text:span></text:p>
      <text:p text:style-name="P9"><text:span text:style-name="T6"><text:s text:c="2"/><text:tab/>"region"</text:span><text:span text:style-name="T2">: </text:span><text:span text:style-name="T11">"Southern Lake District"</text:span><text:span text:style-name="T2">,</text:span></text:p>
      <text:p text:style-name="P7"><text:s/>},</text:p>
      <text:p text:style-name="P9">  <text:span text:style-name="T6">"name"</text:span><text:span text:style-name="T2">: </text:span><text:span text:style-name="T11">"Scafell Pike"</text:span><text:span text:style-name="T2">,</text:span></text:p>
      <text:p text:style-name="P9"><text:span text:style-name="T2"><text:s/></text:span><text:span text:style-name="T6">"parent_peak"</text:span><text:span text:style-name="T2">: </text:span><text:span text:style-name="T11">"http://192.168.0.16:8080/fells/2"</text:span></text:p>
      <text:p text:style-name="P9">  <text:span text:style-name="T6">"prominence"</text:span><text:span text:style-name="T2">: {</text:span></text:p>
      <text:p text:style-name="P9">    <text:tab/><text:span text:style-name="T6">"meters"</text:span><text:span text:style-name="T2">: </text:span><text:span text:style-name="T10">912</text:span><text:span text:style-name="T2">,</text:span></text:p>
      <text:p text:style-name="P9">    <text:tab/><text:span text:style-name="T6">"feet"</text:span><text:span text:style-name="T2">: </text:span><text:span text:style-name="T10">2992</text:span></text:p>
      <text:p text:style-name="P7"> },</text:p>
      <text:p text:style-name="P9">  <text:span text:style-name="T6">"url"</text:span><text:span text:style-name="T2">: </text:span><text:span text:style-name="T11">"http://192.168.0.16:8080/fells/3"</text:span></text:p>
      <text:p text:style-name="P7">}</text:p>
      <text:h text:style-name="P14" text:outline-level="6">Attributes</text:h>
      <text:list xml:id="list7607087829144889730" text:style-name="L3">
        <text:list-item>
          <text:p text:style-name="P25">classifications (array)</text:p>
        </text:list-item>
        <text:list-item>
          <text:p text:style-name="P25">created (string)</text:p>
        </text:list-item>
        <text:list-item>
          <text:p text:style-name="P25">edited (string)</text:p>
        </text:list-item>
        <text:list-item>
          <text:p text:style-name="P25">height (object)</text:p>
          <text:list>
            <text:list-item>
              <text:p text:style-name="P25">feet (number)</text:p>
            </text:list-item>
            <text:list-item>
              <text:p text:style-name="P25">meters (number)</text:p>
            </text:list-item>
          </text:list>
        </text:list-item>
        <text:list-item>
          <text:p text:style-name="P25">location (object)</text:p>
          <text:list>
            <text:list-item>
              <text:p text:style-name="P25">coords (object)</text:p>
              <text:list>
                <text:list-item>
                  <text:p text:style-name="P25">decimal (object)</text:p>
                  <text:list>
                    <text:list-item>
                      <text:p text:style-name="P25">latitude (number)</text:p>
                    </text:list-item>
                    <text:list-item>
                      <text:p text:style-name="P25">longitude (number)</text:p>
                    </text:list-item>
                  </text:list>
                </text:list-item>
                <text:list-item>
                  <text:p text:style-name="P25">dms (object)</text:p>
                  <text:list>
                    <text:list-item>
                      <text:p text:style-name="P25">y (object)</text:p>
                      <text:list>
                        <text:list-item>
                          <text:p text:style-name="P25">degrees (number)</text:p>
                        </text:list-item>
                        <text:list-item>
                          <text:p text:style-name="P25">minutes (number)</text:p>
                        </text:list-item>
                        <text:list-item>
                          <text:p text:style-name="P25">seconds (number)</text:p>
                        </text:list-item>
                        <text:list-item>
                          <text:p text:style-name="P25"><text:soft-page-break/>hemisphere (string)</text:p>
                        </text:list-item>
                        <text:list-item>
                          <text:p text:style-name="P25">formatted (string)</text:p>
                        </text:list-item>
                      </text:list>
                    </text:list-item>
                    <text:list-item>
                      <text:p text:style-name="P25">x (object)</text:p>
                      <text:list>
                        <text:list-item>
                          <text:p text:style-name="P25">degrees (number)</text:p>
                        </text:list-item>
                        <text:list-item>
                          <text:p text:style-name="P25">minutes (number)</text:p>
                        </text:list-item>
                        <text:list-item>
                          <text:p text:style-name="P25">seconds (number)</text:p>
                        </text:list-item>
                        <text:list-item>
                          <text:p text:style-name="P25">hemisphere (string)</text:p>
                        </text:list-item>
                        <text:list-item>
                          <text:p text:style-name="P25">formatted (string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5">os_map_ref (string)</text:p>
            </text:list-item>
            <text:list-item>
              <text:p text:style-name="P25">os_maps (array)</text:p>
            </text:list-item>
            <text:list-item>
              <text:p text:style-name="P25">region (string)</text:p>
            </text:list-item>
          </text:list>
        </text:list-item>
        <text:list-item>
          <text:p text:style-name="P25">name (string)</text:p>
        </text:list-item>
        <text:list-item>
          <text:p text:style-name="P25">parent_peak (string)</text:p>
        </text:list-item>
        <text:list-item>
          <text:p text:style-name="P25">prominence (object)</text:p>
          <text:list>
            <text:list-item>
              <text:p text:style-name="P25">feet (number)</text:p>
            </text:list-item>
            <text:list-item>
              <text:p text:style-name="P25">meters (number)</text:p>
            </text:list-item>
          </text:list>
        </text:list-item>
        <text:list-item>
          <text:p text:style-name="P25">url (string)</text:p>
        </text:list-item>
      </text:list>
      <text:h text:style-name="P15" text:outline-level="6">Optional paramters</text:h>
      <text:h text:style-name="P16" text:outline-level="6">Search</text:h>
      <text:list xml:id="list3454391447033104731" text:style-name="L4">
        <text:list-item>
          <text:p text:style-name="P20">/fells?search={query[+query[...]]}</text:p>
        </text:list-item>
      </text:list>
      <text:p text:style-name="P1">Search is performed on the following attributes</text:p>
      <text:list xml:id="list5313755984360284146" text:style-name="L5">
        <text:list-item>
          <text:p text:style-name="P26">name</text:p>
        </text:list-item>
      </text:list>
      <text:p text:style-name="P1">Search terms are case insensitive so <text:span text:style-name="T23">query, Query, QUERY and QuErY</text:span><text:span text:style-name="T21"> </text:span>are all equivalent.</text:p>
      <text:p text:style-name="P1">Multiple search terms are joined together with the + character.</text:p>
      <text:p text:style-name="P1">Search terms are assumed exact. Searching for “pike” will attempt to match with a fell named exactly “pike”. To specify a partial search term use a wildcard. Wildcard symbols match zero or more characters.</text:p>
      <text:list xml:id="list1098032394516724840" text:style-name="L6">
        <text:list-item>
          <text:p text:style-name="P21">/fells?search=barrow</text:p>
          <text:list>
            <text:list-item>
              <text:p text:style-name="P29">would only match Barrow exactly</text:p>
            </text:list-item>
          </text:list>
        </text:list-item>
        <text:list-item>
          <text:p text:style-name="P21">/fells?search=scafell+pike<text:tab/></text:p>
          <text:list>
            <text:list-item>
              <text:p text:style-name="P29">would only match Scafell Pike exactly</text:p>
            </text:list-item>
          </text:list>
        </text:list-item>
        <text:list-item>
          <text:p text:style-name="P21">/fells?search=great*</text:p>
          <text:list>
            <text:list-item>
              <text:p text:style-name="P29">would match any fell beginning with <text:span text:style-name="T22">great</text:span> followed by zero or more chars</text:p>
            </text:list-item>
            <text:list-item>
              <text:p text:style-name="P29">example matches</text:p>
              <text:list>
                <text:list-item>
                  <text:p text:style-name="P29">Great End</text:p>
                </text:list-item>
                <text:list-item>
                  <text:p text:style-name="P29">Great Gable</text:p>
                </text:list-item>
                <text:list-item>
                  <text:p text:style-name="P29">Great Sca Fell</text:p>
                </text:list-item>
              </text:list>
            </text:list-item>
          </text:list>
        </text:list-item>
        <text:list-item>
          <text:p text:style-name="P21"><text:soft-page-break/>/fells?search=*pike<text:tab/><text:tab/></text:p>
          <text:list>
            <text:list-item>
              <text:p text:style-name="P29">would match any fell beginning with zero or more chars and ending with <text:span text:style-name="T22">pike</text:span> </text:p>
            </text:list-item>
            <text:list-item>
              <text:p text:style-name="P29">example matches</text:p>
              <text:list>
                <text:list-item>
                  <text:p text:style-name="P29">Scafell Pike</text:p>
                </text:list-item>
                <text:list-item>
                  <text:p text:style-name="P29">Esk Pike</text:p>
                </text:list-item>
                <text:list-item>
                  <text:p text:style-name="P29">Dollywaggon Pike</text:p>
                </text:list-item>
              </text:list>
            </text:list-item>
          </text:list>
        </text:list-item>
        <text:list-item>
          <text:p text:style-name="P27"><text:span text:style-name="T21">/fells?search=*mell*</text:span><text:tab/><text:tab/></text:p>
          <text:list>
            <text:list-item>
              <text:p text:style-name="P27">would match any fell beginning with zero or more chars, followed by <text:span text:style-name="T22">mell</text:span> and ending with zero or more chars </text:p>
              <text:list>
                <text:list-item>
                  <text:p text:style-name="P27">example matches</text:p>
                  <text:list>
                    <text:list-item>
                      <text:p text:style-name="P27">Great Mell Fell</text:p>
                    </text:list-item>
                    <text:list-item>
                      <text:p text:style-name="P27">Little Mell Fell</text:p>
                    </text:list-item>
                    <text:list-item>
                      <text:p text:style-name="P27">Lingmell</text:p>
                    </text:list-item>
                    <text:list-item>
                      <text:p text:style-name="P27">Mellbrea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/fells?search=great*fell <text:tab/><text:tab/></text:p>
          <text:list>
            <text:list-item>
              <text:p text:style-name="P27">would match any fell beginning with <text:span text:style-name="T22">great</text:span>, zero or more chars then ending with <text:span text:style-name="T22">fell</text:span> </text:p>
            </text:list-item>
            <text:list-item>
              <text:p text:style-name="P27">example matches</text:p>
              <text:list>
                <text:list-item>
                  <text:p text:style-name="P27">Great Mell Fell</text:p>
                </text:list-item>
              </text:list>
            </text:list-item>
          </text:list>
        </text:list-item>
      </text:list>
      <text:h text:style-name="P16" text:outline-level="6">Sort</text:h>
      <text:list xml:id="list633467075143919843" text:style-name="L7">
        <text:list-item>
          <text:p text:style-name="P22">/fells?sort={attribute}[.asc|desc]</text:p>
        </text:list-item>
      </text:list>
      <text:p text:style-name="P1">Sorting can be performed on the following attributes:</text:p>
      <text:list xml:id="list2916266398210371824" text:style-name="L8">
        <text:list-item>
          <text:p text:style-name="P28">name</text:p>
        </text:list-item>
        <text:list-item>
          <text:p text:style-name="P28">height.feet|meters</text:p>
        </text:list-item>
      </text:list>
      <text:p text:style-name="P1">If no preference is specified then sort is performed ascending.</text:p>
      <text:p text:style-name="P1">Preference is specified by appending a period to the end of an attribute followed by asc|desc.</text:p>
      <text:p text:style-name="P1">Multiple column sort is achieved by inserting a comma in between columns.</text:p>
      <text:list xml:id="list1331302337520808436" text:style-name="L9">
        <text:list-item>
          <text:p text:style-name="P23">/fells?sort=name <text:tab/><text:tab/>- <text:span text:style-name="T1">(asc by default so a-z)</text:span></text:p>
        </text:list-item>
        <text:list-item>
          <text:p text:style-name="P23">/fells?sort=name.desc <text:tab/><text:tab/>- <text:span text:style-name="T1">(z-a)</text:span></text:p>
        </text:list-item>
        <text:list-item>
          <text:p text:style-name="P23">/fells?sort=height.meters.desc</text:p>
        </text:list-item>
        <text:list-item>
          <text:p text:style-name="P23">/fells?sort=name,height.meters.desc</text:p>
        </text:list-item>
      </text:list>
      <text:p text:style-name="P32"/>
      <text:p text:style-name="P32">Filter</text:p>
      <text:list xml:id="list6112808165127472140" text:style-name="L10">
        <text:list-item>
          <text:p text:style-name="P24">/fells?filter={attribute}:{condition}({condition value})[,{condition}({condition value})]</text:p>
        </text:list-item>
      </text:list>
      <text:p text:style-name="P2"/>
      <text:p text:style-name="P3">Filtering can be performed on the following attributes:</text:p>
      <text:list xml:id="list3010378557715996451" text:style-name="L11">
        <text:list-item>
          <text:p text:style-name="P30">height.feet|meters</text:p>
        </text:list-item>
        <text:list-item>
          <text:p text:style-name="P30"><text:soft-page-break/>region</text:p>
        </text:list-item>
        <text:list-item>
          <text:p text:style-name="P30">os_maps</text:p>
        </text:list-item>
        <text:list-item>
          <text:p text:style-name="P30">classifications</text:p>
        </text:list-item>
        <text:list-item>
          <text:p text:style-name="P30">parent_peak</text:p>
        </text:list-item>
      </text:list>
      <text:p text:style-name="P3">A filter is comprised of an attribute to filter on, a predicate and a predicate value.</text:p>
      <text:p text:style-name="P3">Multiple predicates can be joined together on a single attribute with a comma. </text:p>
      <text:p text:style-name="P3">Supported predicates:</text:p>
      <text:list xml:id="list6643387596582467710" text:style-name="L12">
        <text:list-item>
          <text:p text:style-name="P31">lt (less than)</text:p>
        </text:list-item>
        <text:list-item>
          <text:p text:style-name="P31">lte (less than or equal to)</text:p>
        </text:list-item>
        <text:list-item>
          <text:p text:style-name="P31">eq (equals)</text:p>
        </text:list-item>
        <text:list-item>
          <text:p text:style-name="P31">gt (greater than)</text:p>
        </text:list-item>
        <text:list-item>
          <text:p text:style-name="P31">gte (greater than or equal to)</text:p>
        </text:list-item>
      </text:list>
      <text:p text:style-name="P2"/>
      <text:p text:style-name="P2">Filter examples</text:p>
      <text:list xml:id="list418885219" text:continue-list="list6112808165127472140" text:style-name="L10">
        <text:list-item>
          <text:p text:style-name="P24">/fells?filter=classification:eq(wainwright)</text:p>
        </text:list-item>
        <text:list-item>
          <text:p text:style-name="P24">/fells?filter=height.meters:gte(800),height.meters:lt(900)</text:p>
        </text:list-item>
      </text:list>
      <text:p text:style-name="P2"/>
      <text:p text:style-name="P2"/>
      <text:p text:style-name="P2"/>
      <text:p text:style-name="P2"/>
      <text:p text:style-name="P2">fells?</text:p>
      <text:p text:style-name="P2"><text:tab/>search=*pike*&amp;</text:p>
      <text:p text:style-name="P2"><text:tab/>filter=height.meters:gte(800),lt(900)&amp;</text:p>
      <text:p text:style-name="P2"><text:tab/>sort=height.meters:desc,name:asc</text:p>
      <text:p text:style-name="P2"/>
      <text:p text:style-name="P4"><text:span text:style-name="Source_20_Text"><text:span text:style-name="T18">ABCDEFGHIJKLMNOPQRSTUVWXYZabcdefghijklmnopqrstuvwxyz0123456789</text:span></text:span></text:p>
      <text:p text:style-name="P4"><text:span text:style-name="Source_20_Text"><text:span text:style-name="T19">-._~:/?#[]@!$&amp;'()*+,;=</text:span></text:span></text:p>
      <text:p text:style-name="P2"/>
      <text:list xml:id="list1686474221" text:continue-numbering="true" text:style-name="L10">
        <text:list-item>
          <text:p text:style-name="P24">/fells?filter=height.meters:gte.800,lt.900</text:p>
        </text:list-item>
        <text:list-item>
          <text:p text:style-name="P24">/fells?filter=height.meters:gte(800),lt(900)</text:p>
        </text:list-item>
        <text:list-item>
          <text:p text:style-name="P24">/fells?filter=height.meters:gte.800,height.meters:lt.900</text:p>
        </text:list-item>
        <text:list-item>
          <text:p text:style-name="P24">/fells?filter=height.meters:gte.800&amp;filter=height.meters:lt.900</text:p>
        </text:list-item>
        <text:list-item>
          <text:p text:style-name="P24">/fells?filter=height.meters:&gt;=800,&lt;900</text:p>
        </text:list-item>
        <text:list-item>
          <text:p text:style-name="P24">/fells?filter[height.meters]gte.800,lt.90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Consolas1" svg:font-family="Consolas, Menlo, Monaco, 'Lucida Console', 'Liberation Mono', 'DejaVu Sans Mono', 'Bitstream Vera Sans Mono', 'Courier New', monospace, sans-serif"/>
    <style:font-face style:name="Menlo" svg:font-family="Menlo, Monaco, Consolas, 'courier new', monospace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ain Hemstock</meta:initial-creator>
    <meta:creation-date>2020-02-19T21:53:50.17</meta:creation-date>
    <dc:date>2020-11-10T00:44:33</dc:date>
    <dc:creator>Iain Hemstock</dc:creator>
    <meta:editing-duration>P2DT9H49M52S</meta:editing-duration>
    <meta:editing-cycles>45</meta:editing-cycles>
    <meta:generator>OpenOffice/4.1.2$Unix OpenOffice.org_project/412m3$Build-9782</meta:generator>
    <meta:document-statistic meta:table-count="0" meta:image-count="0" meta:object-count="0" meta:page-count="5" meta:paragraph-count="191" meta:word-count="645" meta:character-count="4987"/>
  </office:meta>
</office:document-meta>
</file>